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3.607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0.831cm"/>
    </style:style>
    <style:style style:name="co9" style:family="table-column">
      <style:table-column-properties fo:break-before="auto" style:column-width="4.8cm"/>
    </style:style>
    <style:style style:name="co10" style:family="table-column">
      <style:table-column-properties fo:break-before="auto" style:column-width="3.93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84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84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117">
      <style:table-cell-properties fo:border-bottom="0.002cm solid #000000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117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117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17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117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11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December II" table:style-name="ta1" table:print="false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12"/>
        <table:table-column table:style-name="co9" table:default-cell-style-name="ce17"/>
        <table:table-column table:style-name="co10" table:default-cell-style-name="ce20"/>
        <table:table-column table:style-name="co2" table:default-cell-style-name="ce20"/>
        <table:table-column table:style-name="co11" table:number-columns-repeated="1013" table:default-cell-style-name="ce12"/>
        <table:table-row table:style-name="ro1">
          <table:table-cell table:style-name="ce1" office:value-type="string">
            <text:p>Date</text:p>
          </table:table-cell>
          <table:table-cell table:style-name="ce5" office:value-type="string">
            <text:p>Sum</text:p>
          </table:table-cell>
          <table:table-cell table:style-name="ce5" office:value-type="string">
            <text:p>Spent</text:p>
          </table:table-cell>
          <table:table-cell table:style-name="ce5" office:value-type="string">
            <text:p>Residual</text:p>
          </table:table-cell>
          <table:table-cell table:style-name="ce5" office:value-type="string">
            <text:p>Balance</text:p>
          </table:table-cell>
          <table:table-cell table:style-name="ce5" office:value-type="string">
            <text:p>Daily balance</text:p>
          </table:table-cell>
          <table:table-cell table:style-name="ce8" office:value-type="string">
            <text:p>Prediction</text:p>
          </table:table-cell>
          <table:table-cell table:style-name="ce11"/>
          <table:table-cell table:style-name="ce13" office:value-type="string" table:number-columns-spanned="3" table:number-rows-spanned="1">
            <text:p>Statisticcs</text:p>
          </table:table-cell>
          <table:covered-table-cell table:style-name="ce18"/>
          <table:covered-table-cell table:style-name="ce22"/>
          <table:table-cell table:style-name="ce11" table:number-columns-repeated="1013"/>
        </table:table-row>
        <table:table-row table:style-name="ro2">
          <table:table-cell table:style-name="ce2" office:value-type="date" office:date-value="2015-12-18">
            <text:p>2015-12-18</text:p>
          </table:table-cell>
          <table:table-cell office:value-type="currency" office:currency="EUR" office:value="440.94">
            <text:p>€ 440.94</text:p>
          </table:table-cell>
          <table:table-cell office:value-type="currency" office:currency="EUR" office:value="0">
            <text:p>€ 0.00</text:p>
          </table:table-cell>
          <table:table-cell table:formula="of:=IF(ISNUMBER([.D1]);[.D1]-[.C1];[.B2]-[.C2])" office:value-type="currency" office:currency="EUR" office:value="440.94">
            <text:p>€ 440.94</text:p>
          </table:table-cell>
          <table:table-cell table:formula="of:=[.D2]-[.B2]" office:value-type="currency" office:currency="EUR" office:value="0">
            <text:p>€ 0.00</text:p>
          </table:table-cell>
          <table:table-cell table:formula="of:=IF([.D2]&gt;0;[.$B$2] / COUNT([.B$2:.B$26]) - [.C2];0)" office:value-type="currency" office:currency="EUR" office:value="17.6376">
            <text:p>€ 17.64</text:p>
          </table:table-cell>
          <table:table-cell table:style-name="ce9" table:formula="of:=[.B2]-[.$J$7]" office:value-type="currency" office:currency="EUR" office:value="430.883157894737">
            <text:p>€ 430.88</text:p>
          </table:table-cell>
          <table:table-cell/>
          <table:table-cell table:style-name="ce14" office:value-type="string">
            <text:p>Days</text:p>
          </table:table-cell>
          <table:table-cell table:style-name="ce19" table:formula="of:=COUNT([.A2:.A26])" office:value-type="float" office:value="25">
            <text:p>25</text:p>
          </table:table-cell>
          <table:table-cell table:style-name="ce23"/>
          <table:table-cell table:number-columns-repeated="1013"/>
        </table:table-row>
        <table:table-row table:style-name="ro2">
          <table:table-cell table:style-name="ce2" office:value-type="date" office:date-value="2015-12-19">
            <text:p>2015-12-19</text:p>
          </table:table-cell>
          <table:table-cell table:formula="of:=[.B2] - ([.B$2] / COUNT([.A$2:.A$26]))" office:value-type="currency" office:currency="EUR" office:value="423.3024">
            <text:p>€ 423.30</text:p>
          </table:table-cell>
          <table:table-cell office:value-type="currency" office:currency="EUR" office:value="7.7">
            <text:p>€ 7.70</text:p>
          </table:table-cell>
          <table:table-cell table:formula="of:=IF(ISNUMBER([.D2]);[.D2]-[.C2];[.B3]-[.C3])" office:value-type="currency" office:currency="EUR" office:value="440.94">
            <text:p>€ 440.94</text:p>
          </table:table-cell>
          <table:table-cell table:formula="of:=[.D3]-[.B3]" office:value-type="currency" office:currency="EUR" office:value="17.6376">
            <text:p>€ 17.64</text:p>
          </table:table-cell>
          <table:table-cell table:formula="of:=IF([.D3]&gt;0;[.$B$2] / COUNT([.B$2:.B$26]) - [.C3];0)" office:value-type="currency" office:currency="EUR" office:value="9.9376">
            <text:p>€ 9.94</text:p>
          </table:table-cell>
          <table:table-cell table:style-name="ce9" table:formula="of:=[.G2]-[.$J$7]" office:value-type="currency" office:currency="EUR" office:value="420.826315789474">
            <text:p>€ 420.83</text:p>
          </table:table-cell>
          <table:table-cell/>
          <table:table-cell table:style-name="ce15" office:value-type="string">
            <text:p>Current day</text:p>
          </table:table-cell>
          <table:table-cell table:formula="of:=ROUND(NOW()-[.A2])" office:value-type="float" office:value="19">
            <text:p>19</text:p>
          </table:table-cell>
          <table:table-cell table:style-name="ce24" table:formula="of:=[.J3]/[.J2]" office:value-type="percentage" office:value="0.76">
            <text:p>76.00%</text:p>
          </table:table-cell>
          <table:table-cell table:number-columns-repeated="1013"/>
        </table:table-row>
        <table:table-row table:style-name="ro2">
          <table:table-cell table:style-name="ce2" office:value-type="date" office:date-value="2015-12-20">
            <text:p>2015-12-20</text:p>
          </table:table-cell>
          <table:table-cell table:formula="of:=[.B3] - ([.B$2] / COUNT([.A$2:.A$26]))" office:value-type="currency" office:currency="EUR" office:value="405.6648">
            <text:p>€ 405.66</text:p>
          </table:table-cell>
          <table:table-cell office:value-type="currency" office:currency="EUR" office:value="7.86">
            <text:p>€ 7.86</text:p>
          </table:table-cell>
          <table:table-cell table:formula="of:=IF(ISNUMBER([.D3]);[.D3]-[.C3];[.B4]-[.C4])" office:value-type="currency" office:currency="EUR" office:value="433.24">
            <text:p>€ 433.24</text:p>
          </table:table-cell>
          <table:table-cell table:formula="of:=[.D4]-[.B4]" office:value-type="currency" office:currency="EUR" office:value="27.5752000000001">
            <text:p>€ 27.58</text:p>
          </table:table-cell>
          <table:table-cell table:formula="of:=IF([.D4]&gt;0;[.$B$2] / COUNT([.B$2:.B$26]) - [.C4];0)" office:value-type="currency" office:currency="EUR" office:value="9.7776">
            <text:p>€ 9.78</text:p>
          </table:table-cell>
          <table:table-cell table:style-name="ce9" table:formula="of:=[.G3]-[.$J$7]" office:value-type="currency" office:currency="EUR" office:value="410.769473684211">
            <text:p>€ 410.77</text:p>
          </table:table-cell>
          <table:table-cell/>
          <table:table-cell table:style-name="ce15" office:value-type="string">
            <text:p>Starting sum</text:p>
          </table:table-cell>
          <table:table-cell table:formula="of:=[.B2]" office:value-type="currency" office:currency="EUR" office:value="440.94">
            <text:p>€ 440.94</text:p>
          </table:table-cell>
          <table:table-cell table:style-name="ce25"/>
          <table:table-cell table:number-columns-repeated="1013"/>
        </table:table-row>
        <table:table-row table:style-name="ro2">
          <table:table-cell table:style-name="ce2" office:value-type="date" office:date-value="2015-12-21">
            <text:p>2015-12-21</text:p>
          </table:table-cell>
          <table:table-cell table:formula="of:=[.B4] - ([.B$2] / COUNT([.A$2:.A$26]))" office:value-type="currency" office:currency="EUR" office:value="388.0272">
            <text:p>€ 388.03</text:p>
          </table:table-cell>
          <table:table-cell office:value-type="currency" office:currency="EUR" office:value="8.17">
            <text:p>€ 8.17</text:p>
          </table:table-cell>
          <table:table-cell table:formula="of:=IF(ISNUMBER([.D4]);[.D4]-[.C4];[.B5]-[.C5])" office:value-type="currency" office:currency="EUR" office:value="425.38">
            <text:p>€ 425.38</text:p>
          </table:table-cell>
          <table:table-cell table:formula="of:=[.D5]-[.B5]" office:value-type="currency" office:currency="EUR" office:value="37.3528000000001">
            <text:p>€ 37.35</text:p>
          </table:table-cell>
          <table:table-cell table:formula="of:=IF([.D5]&gt;0;[.$B$2] / COUNT([.B$2:.B$26]) - [.C5];0)" office:value-type="currency" office:currency="EUR" office:value="9.4676">
            <text:p>€ 9.47</text:p>
          </table:table-cell>
          <table:table-cell table:style-name="ce9" table:formula="of:=[.G4]-[.$J$7]" office:value-type="currency" office:currency="EUR" office:value="400.712631578947">
            <text:p>€ 400.71</text:p>
          </table:table-cell>
          <table:table-cell/>
          <table:table-cell table:style-name="ce15" office:value-type="string">
            <text:p>Expenses</text:p>
          </table:table-cell>
          <table:table-cell table:formula="of:=SUM([.C2:.C26])" office:value-type="currency" office:currency="EUR" office:value="191.08">
            <text:p>€ 191.08</text:p>
          </table:table-cell>
          <table:table-cell table:style-name="ce24" table:formula="of:=[.J5]/[.J4]" office:value-type="percentage" office:value="0.433346940626843">
            <text:p>43.33%</text:p>
          </table:table-cell>
          <table:table-cell table:number-columns-repeated="1013"/>
        </table:table-row>
        <table:table-row table:style-name="ro2">
          <table:table-cell table:style-name="ce2" office:value-type="date" office:date-value="2015-12-22">
            <text:p>2015-12-22</text:p>
          </table:table-cell>
          <table:table-cell table:formula="of:=[.B5] - ([.B$2] / COUNT([.A$2:.A$26]))" office:value-type="currency" office:currency="EUR" office:value="370.3896">
            <text:p>€ 370.39</text:p>
          </table:table-cell>
          <table:table-cell office:value-type="currency" office:currency="EUR" office:value="10.75">
            <text:p>€ 10.75</text:p>
          </table:table-cell>
          <table:table-cell table:formula="of:=IF(ISNUMBER([.D5]);[.D5]-[.C5];[.B6]-[.C6])" office:value-type="currency" office:currency="EUR" office:value="417.21">
            <text:p>€ 417.21</text:p>
          </table:table-cell>
          <table:table-cell table:formula="of:=[.D6]-[.B6]" office:value-type="currency" office:currency="EUR" office:value="46.8204000000001">
            <text:p>€ 46.82</text:p>
          </table:table-cell>
          <table:table-cell table:formula="of:=IF([.D6]&gt;0;[.$B$2] / COUNT([.B$2:.B$26]) - [.C6];0)" office:value-type="currency" office:currency="EUR" office:value="6.8876">
            <text:p>€ 6.89</text:p>
          </table:table-cell>
          <table:table-cell table:style-name="ce9" table:formula="of:=[.G5]-[.$J$7]" office:value-type="currency" office:currency="EUR" office:value="390.655789473684">
            <text:p>€ 390.66</text:p>
          </table:table-cell>
          <table:table-cell/>
          <table:table-cell table:style-name="ce15" office:value-type="string">
            <text:p>Avg incomes</text:p>
          </table:table-cell>
          <table:table-cell table:formula="of:=AVERAGE([.F2:.F26])" office:value-type="currency" office:currency="EUR" office:value="9.9944">
            <text:p>€ 9.99</text:p>
          </table:table-cell>
          <table:table-cell table:style-name="ce25"/>
          <table:table-cell table:number-columns-repeated="1013"/>
        </table:table-row>
        <table:table-row table:style-name="ro2">
          <table:table-cell table:style-name="ce2" office:value-type="date" office:date-value="2015-12-23">
            <text:p>2015-12-23</text:p>
          </table:table-cell>
          <table:table-cell table:formula="of:=[.B6] - ([.B$2] / COUNT([.A$2:.A$26]))" office:value-type="currency" office:currency="EUR" office:value="352.752">
            <text:p>€ 352.75</text:p>
          </table:table-cell>
          <table:table-cell office:value-type="currency" office:currency="EUR" office:value="26.48">
            <text:p>€ 26.48</text:p>
          </table:table-cell>
          <table:table-cell table:formula="of:=IF(ISNUMBER([.D6]);[.D6]-[.C6];[.B7]-[.C7])" office:value-type="currency" office:currency="EUR" office:value="406.46">
            <text:p>€ 406.46</text:p>
          </table:table-cell>
          <table:table-cell table:formula="of:=[.D7]-[.B7]" office:value-type="currency" office:currency="EUR" office:value="53.7080000000001">
            <text:p>€ 53.71</text:p>
          </table:table-cell>
          <table:table-cell table:formula="of:=IF([.D7]&gt;0;[.$B$2] / COUNT([.B$2:.B$26]) - [.C7];0)" office:value-type="currency" office:currency="EUR" office:value="-8.8424">
            <text:p>-€ 8.84</text:p>
          </table:table-cell>
          <table:table-cell table:style-name="ce9" table:formula="of:=[.G6]-[.$J$7]" office:value-type="currency" office:currency="EUR" office:value="380.598947368421">
            <text:p>€ 380.60</text:p>
          </table:table-cell>
          <table:table-cell/>
          <table:table-cell table:style-name="ce15" office:value-type="string">
            <text:p>Avg expenses</text:p>
          </table:table-cell>
          <table:table-cell table:formula="of:=SUM([.C2:.C26])/[.J3]" office:value-type="currency" office:currency="EUR" office:value="10.0568421052632">
            <text:p>€ 10.06</text:p>
          </table:table-cell>
          <table:table-cell table:style-name="ce25"/>
          <table:table-cell table:number-columns-repeated="1013"/>
        </table:table-row>
        <table:table-row table:style-name="ro2">
          <table:table-cell table:style-name="ce2" office:value-type="date" office:date-value="2015-12-24">
            <text:p>2015-12-24</text:p>
          </table:table-cell>
          <table:table-cell table:formula="of:=[.B7] - ([.B$2] / COUNT([.A$2:.A$26]))" office:value-type="currency" office:currency="EUR" office:value="335.1144">
            <text:p>€ 335.11</text:p>
          </table:table-cell>
          <table:table-cell office:value-type="currency" office:currency="EUR" office:value="1.9">
            <text:p>€ 1.90</text:p>
          </table:table-cell>
          <table:table-cell table:formula="of:=IF(ISNUMBER([.D7]);[.D7]-[.C7];[.B8]-[.C8])" office:value-type="currency" office:currency="EUR" office:value="379.98">
            <text:p>€ 379.98</text:p>
          </table:table-cell>
          <table:table-cell table:formula="of:=[.D8]-[.B8]" office:value-type="currency" office:currency="EUR" office:value="44.8656000000001">
            <text:p>€ 44.87</text:p>
          </table:table-cell>
          <table:table-cell table:formula="of:=IF([.D8]&gt;0;[.$B$2] / COUNT([.B$2:.B$26]) - [.C8];0)" office:value-type="currency" office:currency="EUR" office:value="15.7376">
            <text:p>€ 15.74</text:p>
          </table:table-cell>
          <table:table-cell table:style-name="ce9" table:formula="of:=[.G7]-[.$J$7]" office:value-type="currency" office:currency="EUR" office:value="370.542105263158">
            <text:p>€ 370.54</text:p>
          </table:table-cell>
          <table:table-cell/>
          <table:table-cell table:style-name="ce15" office:value-type="string">
            <text:p>Residual</text:p>
          </table:table-cell>
          <table:table-cell table:formula="of:=[.D26]" office:value-type="currency" office:currency="EUR" office:value="249.86">
            <text:p>€ 249.86</text:p>
          </table:table-cell>
          <table:table-cell table:style-name="ce25"/>
          <table:table-cell table:number-columns-repeated="1013"/>
        </table:table-row>
        <table:table-row table:style-name="ro2">
          <table:table-cell table:style-name="ce2" office:value-type="date" office:date-value="2015-12-25">
            <text:p>2015-12-25</text:p>
          </table:table-cell>
          <table:table-cell table:formula="of:=[.B8] - ([.B$2] / COUNT([.A$2:.A$26]))" office:value-type="currency" office:currency="EUR" office:value="317.4768">
            <text:p>€ 317.48</text:p>
          </table:table-cell>
          <table:table-cell office:value-type="currency" office:currency="EUR" office:value="9.63">
            <text:p>€ 9.63</text:p>
          </table:table-cell>
          <table:table-cell table:formula="of:=IF(ISNUMBER([.D8]);[.D8]-[.C8];[.B9]-[.C9])" office:value-type="currency" office:currency="EUR" office:value="378.08">
            <text:p>€ 378.08</text:p>
          </table:table-cell>
          <table:table-cell table:formula="of:=[.D9]-[.B9]" office:value-type="currency" office:currency="EUR" office:value="60.6032000000001">
            <text:p>€ 60.60</text:p>
          </table:table-cell>
          <table:table-cell table:formula="of:=IF([.D9]&gt;0;[.$B$2] / COUNT([.B$2:.B$26]) - [.C9];0)" office:value-type="currency" office:currency="EUR" office:value="8.0076">
            <text:p>€ 8.01</text:p>
          </table:table-cell>
          <table:table-cell table:style-name="ce9" table:formula="of:=[.G8]-[.$J$7]" office:value-type="currency" office:currency="EUR" office:value="360.485263157895">
            <text:p>€ 360.49</text:p>
          </table:table-cell>
          <table:table-cell/>
          <table:table-cell table:style-name="ce15" office:value-type="string">
            <text:p>Expected residual</text:p>
          </table:table-cell>
          <table:table-cell table:formula="of:=[.J4]-([.J2]*[.J7])" office:value-type="currency" office:currency="EUR" office:value="189.518947368421">
            <text:p>€ 189.52</text:p>
          </table:table-cell>
          <table:table-cell table:style-name="ce25"/>
          <table:table-cell table:number-columns-repeated="1013"/>
        </table:table-row>
        <table:table-row table:style-name="ro2">
          <table:table-cell table:style-name="ce2" office:value-type="date" office:date-value="2015-12-26">
            <text:p>2015-12-26</text:p>
          </table:table-cell>
          <table:table-cell table:formula="of:=[.B9] - ([.B$2] / COUNT([.A$2:.A$26]))" office:value-type="currency" office:currency="EUR" office:value="299.8392">
            <text:p>€ 299.84</text:p>
          </table:table-cell>
          <table:table-cell office:value-type="currency" office:currency="EUR" office:value="7.73">
            <text:p>€ 7.73</text:p>
          </table:table-cell>
          <table:table-cell table:formula="of:=IF(ISNUMBER([.D9]);[.D9]-[.C9];[.B10]-[.C10])" office:value-type="currency" office:currency="EUR" office:value="368.45">
            <text:p>€ 368.45</text:p>
          </table:table-cell>
          <table:table-cell table:formula="of:=[.D10]-[.B10]" office:value-type="currency" office:currency="EUR" office:value="68.6108000000002">
            <text:p>€ 68.61</text:p>
          </table:table-cell>
          <table:table-cell table:formula="of:=IF([.D10]&gt;0;[.$B$2] / COUNT([.B$2:.B$26]) - [.C10];0)" office:value-type="currency" office:currency="EUR" office:value="9.9076">
            <text:p>€ 9.91</text:p>
          </table:table-cell>
          <table:table-cell table:style-name="ce9" table:formula="of:=[.G9]-[.$J$7]" office:value-type="currency" office:currency="EUR" office:value="350.428421052631">
            <text:p>€ 350.43</text:p>
          </table:table-cell>
          <table:table-cell/>
          <table:table-cell table:style-name="ce16" office:value-type="string">
            <text:p>Expected expenses</text:p>
          </table:table-cell>
          <table:table-cell table:style-name="ce21" table:formula="of:=[.J8]-[.J9]" office:value-type="currency" office:currency="EUR" office:value="60.341052631579">
            <text:p>€ 60.34</text:p>
          </table:table-cell>
          <table:table-cell table:style-name="ce26"/>
          <table:table-cell table:number-columns-repeated="1013"/>
        </table:table-row>
        <table:table-row table:style-name="ro2">
          <table:table-cell table:style-name="ce2" office:value-type="date" office:date-value="2015-12-27">
            <text:p>2015-12-27</text:p>
          </table:table-cell>
          <table:table-cell table:formula="of:=[.B10] - ([.B$2] / COUNT([.A$2:.A$26]))" office:value-type="currency" office:currency="EUR" office:value="282.2016">
            <text:p>€ 282.20</text:p>
          </table:table-cell>
          <table:table-cell office:value-type="currency" office:currency="EUR" office:value="5.36">
            <text:p>€ 5.36</text:p>
          </table:table-cell>
          <table:table-cell table:formula="of:=IF(ISNUMBER([.D10]);[.D10]-[.C10];[.B11]-[.C11])" office:value-type="currency" office:currency="EUR" office:value="360.72">
            <text:p>€ 360.72</text:p>
          </table:table-cell>
          <table:table-cell table:formula="of:=[.D11]-[.B11]" office:value-type="currency" office:currency="EUR" office:value="78.5184000000002">
            <text:p>€ 78.52</text:p>
          </table:table-cell>
          <table:table-cell table:formula="of:=IF([.D11]&gt;0;[.$B$2] / COUNT([.B$2:.B$26]) - [.C11];0)" office:value-type="currency" office:currency="EUR" office:value="12.2776">
            <text:p>€ 12.28</text:p>
          </table:table-cell>
          <table:table-cell table:style-name="ce9" table:formula="of:=[.G10]-[.$J$7]" office:value-type="currency" office:currency="EUR" office:value="340.371578947368">
            <text:p>€ 340.3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5-12-28">
            <text:p>2015-12-28</text:p>
          </table:table-cell>
          <table:table-cell table:formula="of:=[.B11] - ([.B$2] / COUNT([.A$2:.A$26]))" office:value-type="currency" office:currency="EUR" office:value="264.564">
            <text:p>€ 264.56</text:p>
          </table:table-cell>
          <table:table-cell office:value-type="currency" office:currency="EUR" office:value="27.36">
            <text:p>€ 27.36</text:p>
          </table:table-cell>
          <table:table-cell table:formula="of:=IF(ISNUMBER([.D11]);[.D11]-[.C11];[.B12]-[.C12])" office:value-type="currency" office:currency="EUR" office:value="355.36">
            <text:p>€ 355.36</text:p>
          </table:table-cell>
          <table:table-cell table:formula="of:=[.D12]-[.B12]" office:value-type="currency" office:currency="EUR" office:value="90.7960000000002">
            <text:p>€ 90.80</text:p>
          </table:table-cell>
          <table:table-cell table:formula="of:=IF([.D12]&gt;0;[.$B$2] / COUNT([.B$2:.B$26]) - [.C12];0)" office:value-type="currency" office:currency="EUR" office:value="-9.7224">
            <text:p>-€ 9.72</text:p>
          </table:table-cell>
          <table:table-cell table:style-name="ce9" table:formula="of:=[.G11]-[.$J$7]" office:value-type="currency" office:currency="EUR" office:value="330.314736842105">
            <text:p>€ 330.3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5-12-29">
            <text:p>2015-12-29</text:p>
          </table:table-cell>
          <table:table-cell table:formula="of:=[.B12] - ([.B$2] / COUNT([.A$2:.A$26]))" office:value-type="currency" office:currency="EUR" office:value="246.9264">
            <text:p>€ 246.93</text:p>
          </table:table-cell>
          <table:table-cell office:value-type="currency" office:currency="EUR" office:value="6.47">
            <text:p>€ 6.47</text:p>
          </table:table-cell>
          <table:table-cell table:formula="of:=IF(ISNUMBER([.D12]);[.D12]-[.C12];[.B13]-[.C13])" office:value-type="currency" office:currency="EUR" office:value="328">
            <text:p>€ 328.00</text:p>
          </table:table-cell>
          <table:table-cell table:formula="of:=[.D13]-[.B13]" office:value-type="currency" office:currency="EUR" office:value="81.0736000000001">
            <text:p>€ 81.07</text:p>
          </table:table-cell>
          <table:table-cell table:formula="of:=IF([.D13]&gt;0;[.$B$2] / COUNT([.B$2:.B$26]) - [.C13];0)" office:value-type="currency" office:currency="EUR" office:value="11.1676">
            <text:p>€ 11.17</text:p>
          </table:table-cell>
          <table:table-cell table:style-name="ce9" table:formula="of:=[.G12]-[.$J$7]" office:value-type="currency" office:currency="EUR" office:value="320.257894736842">
            <text:p>€ 320.2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5-12-30">
            <text:p>2015-12-30</text:p>
          </table:table-cell>
          <table:table-cell table:formula="of:=[.B13] - ([.B$2] / COUNT([.A$2:.A$26]))" office:value-type="currency" office:currency="EUR" office:value="229.2888">
            <text:p>€ 229.29</text:p>
          </table:table-cell>
          <table:table-cell office:value-type="currency" office:currency="EUR" office:value="7.29">
            <text:p>€ 7.29</text:p>
          </table:table-cell>
          <table:table-cell table:formula="of:=IF(ISNUMBER([.D13]);[.D13]-[.C13];[.B14]-[.C14])" office:value-type="currency" office:currency="EUR" office:value="321.53">
            <text:p>€ 321.53</text:p>
          </table:table-cell>
          <table:table-cell table:formula="of:=[.D14]-[.B14]" office:value-type="currency" office:currency="EUR" office:value="92.2412000000001">
            <text:p>€ 92.24</text:p>
          </table:table-cell>
          <table:table-cell table:formula="of:=IF([.D14]&gt;0;[.$B$2] / COUNT([.B$2:.B$26]) - [.C14];0)" office:value-type="currency" office:currency="EUR" office:value="10.3476">
            <text:p>€ 10.35</text:p>
          </table:table-cell>
          <table:table-cell table:style-name="ce9" table:formula="of:=[.G13]-[.$J$7]" office:value-type="currency" office:currency="EUR" office:value="310.201052631579">
            <text:p>€ 310.2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5-12-31">
            <text:p>2015-12-31</text:p>
          </table:table-cell>
          <table:table-cell table:formula="of:=[.B14] - ([.B$2] / COUNT([.A$2:.A$26]))" office:value-type="currency" office:currency="EUR" office:value="211.6512">
            <text:p>€ 211.65</text:p>
          </table:table-cell>
          <table:table-cell office:value-type="currency" office:currency="EUR" office:value="32.03">
            <text:p>€ 32.03</text:p>
          </table:table-cell>
          <table:table-cell table:formula="of:=IF(ISNUMBER([.D14]);[.D14]-[.C14];[.B15]-[.C15])" office:value-type="currency" office:currency="EUR" office:value="314.24">
            <text:p>€ 314.24</text:p>
          </table:table-cell>
          <table:table-cell table:formula="of:=[.D15]-[.B15]" office:value-type="currency" office:currency="EUR" office:value="102.5888">
            <text:p>€ 102.59</text:p>
          </table:table-cell>
          <table:table-cell table:formula="of:=IF([.D15]&gt;0;[.$B$2] / COUNT([.B$2:.B$26]) - [.C15];0)" office:value-type="currency" office:currency="EUR" office:value="-14.3924">
            <text:p>-€ 14.39</text:p>
          </table:table-cell>
          <table:table-cell table:style-name="ce9" table:formula="of:=[.G14]-[.$J$7]" office:value-type="currency" office:currency="EUR" office:value="300.144210526316">
            <text:p>€ 300.1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1">
            <text:p>2016-01-01</text:p>
          </table:table-cell>
          <table:table-cell table:formula="of:=[.B15] - ([.B$2] / COUNT([.A$2:.A$26]))" office:value-type="currency" office:currency="EUR" office:value="194.0136">
            <text:p>€ 194.01</text:p>
          </table:table-cell>
          <table:table-cell office:value-type="currency" office:currency="EUR" office:value="0">
            <text:p>€ 0.00</text:p>
          </table:table-cell>
          <table:table-cell table:formula="of:=IF(ISNUMBER([.D15]);[.D15]-[.C15];[.B16]-[.C16])" office:value-type="currency" office:currency="EUR" office:value="282.21">
            <text:p>€ 282.21</text:p>
          </table:table-cell>
          <table:table-cell table:formula="of:=[.D16]-[.B16]" office:value-type="currency" office:currency="EUR" office:value="88.1964000000001">
            <text:p>€ 88.20</text:p>
          </table:table-cell>
          <table:table-cell table:formula="of:=IF([.D16]&gt;0;[.$B$2] / COUNT([.B$2:.B$26]) - [.C16];0)" office:value-type="currency" office:currency="EUR" office:value="17.6376">
            <text:p>€ 17.64</text:p>
          </table:table-cell>
          <table:table-cell table:style-name="ce9" table:formula="of:=[.G15]-[.$J$7]" office:value-type="currency" office:currency="EUR" office:value="290.087368421052">
            <text:p>€ 290.0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2">
            <text:p>2016-01-02</text:p>
          </table:table-cell>
          <table:table-cell table:formula="of:=[.B16] - ([.B$2] / COUNT([.A$2:.A$26]))" office:value-type="currency" office:currency="EUR" office:value="176.376">
            <text:p>€ 176.38</text:p>
          </table:table-cell>
          <table:table-cell office:value-type="currency" office:currency="EUR" office:value="0">
            <text:p>€ 0.00</text:p>
          </table:table-cell>
          <table:table-cell table:formula="of:=IF(ISNUMBER([.D16]);[.D16]-[.C16];[.B17]-[.C17])" office:value-type="currency" office:currency="EUR" office:value="282.21">
            <text:p>€ 282.21</text:p>
          </table:table-cell>
          <table:table-cell table:formula="of:=[.D17]-[.B17]" office:value-type="currency" office:currency="EUR" office:value="105.834">
            <text:p>€ 105.83</text:p>
          </table:table-cell>
          <table:table-cell table:formula="of:=IF([.D17]&gt;0;[.$B$2] / COUNT([.B$2:.B$26]) - [.C17];0)" office:value-type="currency" office:currency="EUR" office:value="17.6376">
            <text:p>€ 17.64</text:p>
          </table:table-cell>
          <table:table-cell table:style-name="ce9" table:formula="of:=[.G16]-[.$J$7]" office:value-type="currency" office:currency="EUR" office:value="280.030526315789">
            <text:p>€ 280.0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3">
            <text:p>2016-01-03</text:p>
          </table:table-cell>
          <table:table-cell table:formula="of:=[.B17] - ([.B$2] / COUNT([.A$2:.A$26]))" office:value-type="currency" office:currency="EUR" office:value="158.7384">
            <text:p>€ 158.74</text:p>
          </table:table-cell>
          <table:table-cell office:value-type="currency" office:currency="EUR" office:value="9.27">
            <text:p>€ 9.27</text:p>
          </table:table-cell>
          <table:table-cell table:formula="of:=IF(ISNUMBER([.D17]);[.D17]-[.C17];[.B18]-[.C18])" office:value-type="currency" office:currency="EUR" office:value="282.21">
            <text:p>€ 282.21</text:p>
          </table:table-cell>
          <table:table-cell table:formula="of:=[.D18]-[.B18]" office:value-type="currency" office:currency="EUR" office:value="123.4716">
            <text:p>€ 123.47</text:p>
          </table:table-cell>
          <table:table-cell table:formula="of:=IF([.D18]&gt;0;[.$B$2] / COUNT([.B$2:.B$26]) - [.C18];0)" office:value-type="currency" office:currency="EUR" office:value="8.3676">
            <text:p>€ 8.37</text:p>
          </table:table-cell>
          <table:table-cell table:style-name="ce9" table:formula="of:=[.G17]-[.$J$7]" office:value-type="currency" office:currency="EUR" office:value="269.973684210526">
            <text:p>€ 269.9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4">
            <text:p>2016-01-04</text:p>
          </table:table-cell>
          <table:table-cell table:formula="of:=[.B18] - ([.B$2] / COUNT([.A$2:.A$26]))" office:value-type="currency" office:currency="EUR" office:value="141.1008">
            <text:p>€ 141.10</text:p>
          </table:table-cell>
          <table:table-cell office:value-type="currency" office:currency="EUR" office:value="18.08">
            <text:p>€ 18.08</text:p>
          </table:table-cell>
          <table:table-cell table:formula="of:=IF(ISNUMBER([.D18]);[.D18]-[.C18];[.B19]-[.C19])" office:value-type="currency" office:currency="EUR" office:value="272.94">
            <text:p>€ 272.94</text:p>
          </table:table-cell>
          <table:table-cell table:formula="of:=[.D19]-[.B19]" office:value-type="currency" office:currency="EUR" office:value="131.8392">
            <text:p>€ 131.84</text:p>
          </table:table-cell>
          <table:table-cell table:formula="of:=IF([.D19]&gt;0;[.$B$2] / COUNT([.B$2:.B$26]) - [.C19];0)" office:value-type="currency" office:currency="EUR" office:value="-0.442399999999999">
            <text:p>-€ 0.44</text:p>
          </table:table-cell>
          <table:table-cell table:style-name="ce9" table:formula="of:=[.G18]-[.$J$7]" office:value-type="currency" office:currency="EUR" office:value="259.916842105263">
            <text:p>€ 259.9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5">
            <text:p>2016-01-05</text:p>
          </table:table-cell>
          <table:table-cell table:formula="of:=[.B19] - ([.B$2] / COUNT([.A$2:.A$26]))" office:value-type="currency" office:currency="EUR" office:value="123.4632">
            <text:p>€ 123.46</text:p>
          </table:table-cell>
          <table:table-cell office:value-type="currency" office:currency="EUR" office:value="5">
            <text:p>€ 5.00</text:p>
          </table:table-cell>
          <table:table-cell table:formula="of:=IF(ISNUMBER([.D19]);[.D19]-[.C19];[.B20]-[.C20])" office:value-type="currency" office:currency="EUR" office:value="254.86">
            <text:p>€ 254.86</text:p>
          </table:table-cell>
          <table:table-cell table:formula="of:=[.D20]-[.B20]" office:value-type="currency" office:currency="EUR" office:value="131.3968">
            <text:p>€ 131.40</text:p>
          </table:table-cell>
          <table:table-cell table:formula="of:=IF([.D20]&gt;0;[.$B$2] / COUNT([.B$2:.B$26]) - [.C20];0)" office:value-type="currency" office:currency="EUR" office:value="12.6376">
            <text:p>€ 12.64</text:p>
          </table:table-cell>
          <table:table-cell table:style-name="ce9" table:formula="of:=[.G19]-[.$J$7]" office:value-type="currency" office:currency="EUR" office:value="249.86">
            <text:p>€ 249.8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6">
            <text:p>2016-01-06</text:p>
          </table:table-cell>
          <table:table-cell table:formula="of:=[.B20] - ([.B$2] / COUNT([.A$2:.A$26]))" office:value-type="currency" office:currency="EUR" office:value="105.8256">
            <text:p>€ 105.83</text:p>
          </table:table-cell>
          <table:table-cell office:value-type="currency" office:currency="EUR" office:value="0">
            <text:p>€ 0.00</text:p>
          </table:table-cell>
          <table:table-cell table:formula="of:=IF(ISNUMBER([.D20]);[.D20]-[.C20];[.B21]-[.C21])" office:value-type="currency" office:currency="EUR" office:value="249.86">
            <text:p>€ 249.86</text:p>
          </table:table-cell>
          <table:table-cell table:formula="of:=[.D21]-[.B21]" office:value-type="currency" office:currency="EUR" office:value="144.0344">
            <text:p>€ 144.03</text:p>
          </table:table-cell>
          <table:table-cell table:formula="of:=IF([.D21]&gt;0;[.$B$2] / COUNT([.B$2:.B$26]) - [.C21];0)" office:value-type="currency" office:currency="EUR" office:value="17.6376">
            <text:p>€ 17.64</text:p>
          </table:table-cell>
          <table:table-cell table:style-name="ce9" table:formula="of:=[.G20]-[.$J$7]" office:value-type="currency" office:currency="EUR" office:value="239.803157894737">
            <text:p>€ 239.8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7">
            <text:p>2016-01-07</text:p>
          </table:table-cell>
          <table:table-cell table:formula="of:=[.B21] - ([.B$2] / COUNT([.A$2:.A$26]))" office:value-type="currency" office:currency="EUR" office:value="88.1879999999999">
            <text:p>€ 88.19</text:p>
          </table:table-cell>
          <table:table-cell office:value-type="currency" office:currency="EUR" office:value="0">
            <text:p>€ 0.00</text:p>
          </table:table-cell>
          <table:table-cell table:formula="of:=IF(ISNUMBER([.D21]);[.D21]-[.C21];[.B22]-[.C22])" office:value-type="currency" office:currency="EUR" office:value="249.86">
            <text:p>€ 249.86</text:p>
          </table:table-cell>
          <table:table-cell table:formula="of:=[.D22]-[.B22]" office:value-type="currency" office:currency="EUR" office:value="161.672">
            <text:p>€ 161.67</text:p>
          </table:table-cell>
          <table:table-cell table:formula="of:=IF([.D22]&gt;0;[.$B$2] / COUNT([.B$2:.B$26]) - [.C22];0)" office:value-type="currency" office:currency="EUR" office:value="17.6376">
            <text:p>€ 17.64</text:p>
          </table:table-cell>
          <table:table-cell table:style-name="ce9" table:formula="of:=[.G21]-[.$J$7]" office:value-type="currency" office:currency="EUR" office:value="229.746315789473">
            <text:p>€ 229.7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8">
            <text:p>2016-01-08</text:p>
          </table:table-cell>
          <table:table-cell table:formula="of:=[.B22] - ([.B$2] / COUNT([.A$2:.A$26]))" office:value-type="currency" office:currency="EUR" office:value="70.5503999999999">
            <text:p>€ 70.55</text:p>
          </table:table-cell>
          <table:table-cell office:value-type="currency" office:currency="EUR" office:value="0">
            <text:p>€ 0.00</text:p>
          </table:table-cell>
          <table:table-cell table:formula="of:=IF(ISNUMBER([.D22]);[.D22]-[.C22];[.B23]-[.C23])" office:value-type="currency" office:currency="EUR" office:value="249.86">
            <text:p>€ 249.86</text:p>
          </table:table-cell>
          <table:table-cell table:formula="of:=[.D23]-[.B23]" office:value-type="currency" office:currency="EUR" office:value="179.3096">
            <text:p>€ 179.31</text:p>
          </table:table-cell>
          <table:table-cell table:formula="of:=IF([.D23]&gt;0;[.$B$2] / COUNT([.B$2:.B$26]) - [.C23];0)" office:value-type="currency" office:currency="EUR" office:value="17.6376">
            <text:p>€ 17.64</text:p>
          </table:table-cell>
          <table:table-cell table:style-name="ce9" table:formula="of:=[.G22]-[.$J$7]" office:value-type="currency" office:currency="EUR" office:value="219.68947368421">
            <text:p>€ 219.6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9">
            <text:p>2016-01-09</text:p>
          </table:table-cell>
          <table:table-cell table:formula="of:=[.B23] - ([.B$2] / COUNT([.A$2:.A$26]))" office:value-type="currency" office:currency="EUR" office:value="52.9127999999999">
            <text:p>€ 52.91</text:p>
          </table:table-cell>
          <table:table-cell office:value-type="currency" office:currency="EUR" office:value="0">
            <text:p>€ 0.00</text:p>
          </table:table-cell>
          <table:table-cell table:formula="of:=IF(ISNUMBER([.D23]);[.D23]-[.C23];[.B24]-[.C24])" office:value-type="currency" office:currency="EUR" office:value="249.86">
            <text:p>€ 249.86</text:p>
          </table:table-cell>
          <table:table-cell table:formula="of:=[.D24]-[.B24]" office:value-type="currency" office:currency="EUR" office:value="196.9472">
            <text:p>€ 196.95</text:p>
          </table:table-cell>
          <table:table-cell table:formula="of:=IF([.D24]&gt;0;[.$B$2] / COUNT([.B$2:.B$26]) - [.C24];0)" office:value-type="currency" office:currency="EUR" office:value="17.6376">
            <text:p>€ 17.64</text:p>
          </table:table-cell>
          <table:table-cell table:style-name="ce9" table:formula="of:=[.G23]-[.$J$7]" office:value-type="currency" office:currency="EUR" office:value="209.632631578947">
            <text:p>€ 209.6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10">
            <text:p>2016-01-10</text:p>
          </table:table-cell>
          <table:table-cell table:formula="of:=[.B24] - ([.B$2] / COUNT([.A$2:.A$26]))" office:value-type="currency" office:currency="EUR" office:value="35.2751999999999">
            <text:p>€ 35.28</text:p>
          </table:table-cell>
          <table:table-cell office:value-type="currency" office:currency="EUR" office:value="0">
            <text:p>€ 0.00</text:p>
          </table:table-cell>
          <table:table-cell table:formula="of:=IF(ISNUMBER([.D24]);[.D24]-[.C24];[.B25]-[.C25])" office:value-type="currency" office:currency="EUR" office:value="249.86">
            <text:p>€ 249.86</text:p>
          </table:table-cell>
          <table:table-cell table:formula="of:=[.D25]-[.B25]" office:value-type="currency" office:currency="EUR" office:value="214.5848">
            <text:p>€ 214.58</text:p>
          </table:table-cell>
          <table:table-cell table:formula="of:=IF([.D25]&gt;0;[.$B$2] / COUNT([.B$2:.B$26]) - [.C25];0)" office:value-type="currency" office:currency="EUR" office:value="17.6376">
            <text:p>€ 17.64</text:p>
          </table:table-cell>
          <table:table-cell table:style-name="ce9" table:formula="of:=[.G24]-[.$J$7]" office:value-type="currency" office:currency="EUR" office:value="199.575789473684">
            <text:p>€ 199.58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6-01-11">
            <text:p>2016-01-11</text:p>
          </table:table-cell>
          <table:table-cell table:style-name="ce7" table:formula="of:=[.B25] - ([.B$2] / COUNT([.A$2:.A$26]))" office:value-type="currency" office:currency="EUR" office:value="17.6375999999999">
            <text:p>€ 17.64</text:p>
          </table:table-cell>
          <table:table-cell table:style-name="ce7" office:value-type="currency" office:currency="EUR" office:value="0">
            <text:p>€ 0.00</text:p>
          </table:table-cell>
          <table:table-cell table:style-name="ce7" table:formula="of:=IF(ISNUMBER([.D25]);[.D25]-[.C25];[.B26]-[.C26])" office:value-type="currency" office:currency="EUR" office:value="249.86">
            <text:p>€ 249.86</text:p>
          </table:table-cell>
          <table:table-cell table:style-name="ce7" table:formula="of:=[.D26]-[.B26]" office:value-type="currency" office:currency="EUR" office:value="232.2224">
            <text:p>€ 232.22</text:p>
          </table:table-cell>
          <table:table-cell table:style-name="ce7" table:formula="of:=IF([.D26]&gt;0;[.$B$2] / COUNT([.B$2:.B$26]) - [.C26];0)" office:value-type="currency" office:currency="EUR" office:value="17.6376">
            <text:p>€ 17.64</text:p>
          </table:table-cell>
          <table:table-cell table:style-name="ce10" table:formula="of:=[.G25]-[.$J$7]" office:value-type="currency" office:currency="EUR" office:value="189.518947368421">
            <text:p>€ 189.52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la" number:country="VA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la" number:country="VA">€</number:currency-symbol>
      <number:text> </number:text>
      <number:number number:decimal-places="2" number:min-integer-digits="1" number:grouping="true"/>
    </number:currency-style>
    <number:currency-style style:name="N117">
      <number:text>-</number:text>
      <number:currency-symbol number:language="la" number:country="VA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1/05/2016</text:date>, <text:time>13:4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Denisov</meta:initial-creator>
    <meta:creation-date>2016-01-05T13:18:01.21</meta:creation-date>
    <dc:date>2016-01-05T13:46:44.68</dc:date>
    <dc:creator>Ilya Denisov</dc:creator>
    <meta:editing-duration>PT13M31S</meta:editing-duration>
    <meta:editing-cycles>5</meta:editing-cycles>
    <meta:generator>OpenOffice/4.1.1$Win32 OpenOffice.org_project/411m6$Build-9775</meta:generator>
    <meta:document-statistic meta:table-count="1" meta:cell-count="203" meta:object-count="0"/>
  </office:meta>
</office:document-meta>
</file>